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6c08" officeooo:paragraph-rsid="001f6c0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6c08" officeooo:paragraph-rsid="001f6c0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f6c08" officeooo:paragraph-rsid="001f6c0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BUNTU FREENAS</text:p>
      <text:p text:style-name="P2"/>
      <text:p text:style-name="P3">sudo apt-get update</text:p>
      <text:p text:style-name="P3"/>
      <text:p text:style-name="P3">sudo ~/Downloads/VMware-Player-Full-17.5.0-22583795.x86_64.bundle </text:p>
      <text:p text:style-name="P3"/>
      <text:p text:style-name="P3">mkdir sup</text:p>
      <text:p text:style-name="P3"/>
      <text:p text:style-name="P3">sudo apt-get install nfs-common</text:p>
      <text:p text:style-name="P3"/>
      <text:p text:style-name="P3">restart vmware </text:p>
      <text:p text:style-name="P3"/>
      <text:p text:style-name="P3">sudo mount 172.16.125.128:/mnt/vol/shri <text:s/>//your folder in freenas <text:s/>/home/msis/sup //directory created by yo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09:05:44.031853396</meta:creation-date>
    <dc:date>2023-11-15T09:15:49.561432851</dc:date>
    <meta:editing-duration>PT10M8S</meta:editing-duration>
    <meta:editing-cycles>1</meta:editing-cycles>
    <meta:document-statistic meta:table-count="0" meta:image-count="0" meta:object-count="0" meta:page-count="1" meta:paragraph-count="7" meta:word-count="27" meta:character-count="262" meta:non-whitespace-character-count="238"/>
    <meta:generator>LibreOffice/7.3.7.2$Linux_X86_64 LibreOffice_project/30$Build-2</meta:generator>
  </office:meta>
</office:document-meta>
</file>